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  <text:p text:style-name="P16"/>
      <text:p text:style-name="P16">Mon <text:s/>12/5/16 <text:s/><text:span text:style-name="T1">5.6 miles</text:span></text:p>
      <text:p text:style-name="P16">½ mile to the indoor track</text:p>
      <text:p text:style-name="P16">On the indoor track with no shoes 1 mile in 4:30 + 3:59 = 8:29 and rested 6 minutes</text:p>
      <text:p text:style-name="P16">On a treadmill: </text:p>
      <text:p text:style-name="P16">0.4 miles at various paces as fast as 6:58/mile and rested 3 minutes</text:p>
      <text:p text:style-name="P16">0.1 mile lead into a 3.1 mile run. </text:p>
      <text:p text:style-name="P16">Splits (mile, mile, mile, 0.1 mile) for the 3.1 miles: <text:s/></text:p>
      <text:p text:style-name="P16"><text:tab/>7:45 + 7:37 + 7:23 + 0:39 = 23:24</text:p>
      <text:p text:style-name="P16">½ mile walk and jog warm down</text:p>
      <text:p text:style-name="P16"/>
      <text:list xml:id="list3553917575758675834" text:style-name="L1">
        <text:list-item>
          <text:list>
            <text:list-header>
              <text:p text:style-name="P20"/>
            </text:list-header>
          </text:list>
        </text:list-item>
      </text:list>
      <text:list xml:id="list2682567638953129757" text:style-name="L2">
        <text:list-item>
          <text:list>
            <text:list-header>
              <text:p text:style-name="P21"/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5T13:31:20.24</dc:date>
    <dc:creator>James Lombardi</dc:creator>
    <meta:editing-duration>PT17H58M7S</meta:editing-duration>
    <meta:editing-cycles>100</meta:editing-cycles>
    <meta:generator>OpenOffice/4.1.2$Win32 OpenOffice.org_project/412m3$Build-9782</meta:generator>
    <meta:document-statistic meta:table-count="0" meta:image-count="0" meta:object-count="0" meta:page-count="9" meta:paragraph-count="303" meta:word-count="3003" meta:character-count="14742"/>
  </office:meta>
</office:document-meta>
</file>